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579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6.503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6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Bestellliste Mous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Microcontroll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$2]*[.B5]+[.C5]" office:value-type="float" office:value="1" calcext:value-type="float">
            <text:p>1</text:p>
          </table:table-cell>
          <table:table-cell office:value-type="string" calcext:value-type="string">
            <text:p>ubolx</text:p>
          </table:table-cell>
          <table:table-cell office:value-type="string" calcext:value-type="string">
            <text:p>NINA-B3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5]*[.I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6]+[.C6]" office:value-type="float" office:value="2" calcext:value-type="float">
            <text:p>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ultiplexer 8:1</text:p>
          </table:table-cell>
          <table:table-cell office:value-type="string" calcext:value-type="string">
            <text:p>74LV4051BQ,115</text:p>
          </table:table-cell>
          <table:table-cell office:value-type="string" calcext:value-type="string">
            <text:p>771-LV4051BQ115</text:p>
          </table:table-cell>
          <table:table-cell office:value-type="float" office:value="0.37" calcext:value-type="float">
            <text:p>0.37</text:p>
          </table:table-cell>
          <table:table-cell table:formula="of:=[.B6]*[.I6]"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7]+[.C7]" office:value-type="float" office:value="2" calcext:value-type="float">
            <text:p>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LDO CMOS HiCurr</text:p>
          </table:table-cell>
          <table:table-cell office:value-type="string" calcext:value-type="string">
            <text:p>AP7370-33FDC-7</text:p>
          </table:table-cell>
          <table:table-cell office:value-type="string" calcext:value-type="string">
            <text:p>621-AP7370-33FDC-7</text:p>
          </table:table-cell>
          <table:table-cell office:value-type="float" office:value="0.39" calcext:value-type="float">
            <text:p>0.39</text:p>
          </table:table-cell>
          <table:table-cell table:formula="of:=[.B7]*[.I7]"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8]+[.C8]" office:value-type="float" office:value="2" calcext:value-type="float">
            <text:p>2</text:p>
          </table:table-cell>
          <table:table-cell/>
          <table:table-cell office:value-type="string" calcext:value-type="string">
            <text:p>SWD hea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9]+[.C9]" office:value-type="float" office:value="2" calcext:value-type="float">
            <text:p>2</text:p>
          </table:table-cell>
          <table:table-cell/>
          <table:table-cell office:value-type="string" calcext:value-type="string">
            <text:p>Balancer Hea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10]+[.C10]" office:value-type="float" office:value="2" calcext:value-type="float">
            <text:p>2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SMD RGB LED</text:p>
          </table:table-cell>
          <table:table-cell office:value-type="string" calcext:value-type="string">
            <text:p>UHD111A-FKA-C3K23E1L3VG5ZB3Z3</text:p>
          </table:table-cell>
          <table:table-cell office:value-type="string" calcext:value-type="string">
            <text:p>941-UHD1AA3K3E3V53Z3</text:p>
          </table:table-cell>
          <table:table-cell office:value-type="float" office:value="0.09" calcext:value-type="float">
            <text:p>0.09</text:p>
          </table:table-cell>
          <table:table-cell table:formula="of:=[.B10]*[.I10]"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B$2]*[.B11]+[.C11]" office:value-type="float" office:value="2" calcext:value-type="float">
            <text:p>2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Tactile Switches Top Actuated</text:p>
          </table:table-cell>
          <table:table-cell office:value-type="string" calcext:value-type="string">
            <text:p>B3U-1000P-B</text:p>
          </table:table-cell>
          <table:table-cell office:value-type="string" calcext:value-type="string">
            <text:p>653-B3U-1000P-B</text:p>
          </table:table-cell>
          <table:table-cell office:value-type="float" office:value="0.88" calcext:value-type="float">
            <text:p>0.88</text:p>
          </table:table-cell>
          <table:table-cell table:formula="of:=[.B11]*[.I11]" office:value-type="float" office:value="1.76" calcext:value-type="float">
            <text:p>1.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Balanc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4]+[.C14]" office:value-type="float" office:value="16" calcext:value-type="float">
            <text:p>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 Amps Dual 5MHz</text:p>
          </table:table-cell>
          <table:table-cell office:value-type="string" calcext:value-type="string">
            <text:p>TLV9052IDDFR</text:p>
          </table:table-cell>
          <table:table-cell office:value-type="string" calcext:value-type="string">
            <text:p>595-TLV9052IDDFR</text:p>
          </table:table-cell>
          <table:table-cell office:value-type="float" office:value="0.51" calcext:value-type="float">
            <text:p>0.51</text:p>
          </table:table-cell>
          <table:table-cell table:formula="of:=[.B14]*[.I14]"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[.B$2]*[.B15]+[.C15]" office:value-type="float" office:value="8" calcext:value-type="float">
            <text:p>8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T 100V 11A 185mOhm</text:p>
          </table:table-cell>
          <table:table-cell office:value-type="string" calcext:value-type="string">
            <text:p>IRLU120NPBF</text:p>
          </table:table-cell>
          <table:table-cell office:value-type="string" calcext:value-type="string">
            <text:p>942-IRLU120NPBF</text:p>
          </table:table-cell>
          <table:table-cell office:value-type="float" office:value="0.55" calcext:value-type="float">
            <text:p>0.55</text:p>
          </table:table-cell>
          <table:table-cell table:formula="of:=[.B15]*[.I15]" office:value-type="float" office:value="4.4" calcext:value-type="float">
            <text:p>4.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B$2]*[.B16]+[.C16]" office:value-type="float" office:value="32" calcext:value-type="float">
            <text:p>3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BSS84AKW/SOT323/SC-70</text:p>
          </table:table-cell>
          <table:table-cell office:value-type="string" calcext:value-type="string">
            <text:p>BSS84AKW,115</text:p>
          </table:table-cell>
          <table:table-cell office:value-type="string" calcext:value-type="string">
            <text:p>771-BSS84AKW115</text:p>
          </table:table-cell>
          <table:table-cell office:value-type="float" office:value="0.24" calcext:value-type="float">
            <text:p>0.24</text:p>
          </table:table-cell>
          <table:table-cell table:formula="of:=[.B16]*[.I16]" office:value-type="float" office:value="3.84" calcext:value-type="float">
            <text:p>3.8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7]+[.C17]" office:value-type="float" office:value="16" calcext:value-type="float">
            <text:p>16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BJT Transistor for Low Freq</text:p>
          </table:table-cell>
          <table:table-cell office:value-type="string" calcext:value-type="string">
            <text:p>2SA1832-Y,LF</text:p>
          </table:table-cell>
          <table:table-cell office:value-type="string" calcext:value-type="string">
            <text:p>757-2SA1832YLF</text:p>
          </table:table-cell>
          <table:table-cell office:value-type="float" office:value="0.18" calcext:value-type="float">
            <text:p>0.18</text:p>
          </table:table-cell>
          <table:table-cell table:formula="of:=[.B17]*[.I17]"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8]+[.C18]" office:value-type="float" office:value="16" calcext:value-type="float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PMXB360ENEA/SOT1215</text:p>
          </table:table-cell>
          <table:table-cell office:value-type="string" calcext:value-type="string">
            <text:p>PMXB360ENEAZ</text:p>
          </table:table-cell>
          <table:table-cell office:value-type="string" calcext:value-type="string">
            <text:p>771-PMXB360ENEAZ</text:p>
          </table:table-cell>
          <table:table-cell office:value-type="float" office:value="0.33" calcext:value-type="float">
            <text:p>0.33</text:p>
          </table:table-cell>
          <table:table-cell table:formula="of:=[.B18]*[.I18]" office:value-type="float" office:value="2.64" calcext:value-type="float">
            <text:p>2.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Passiv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[.B$2]*[.B21]+[.C21]" office:value-type="float" office:value="92" calcext:value-type="float">
            <text:p>9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apacitors 100n 0402 5%</text:p>
          </table:table-cell>
          <table:table-cell office:value-type="string" calcext:value-type="string">
            <text:p>GRM155R71A104JA01D</text:p>
          </table:table-cell>
          <table:table-cell office:value-type="string" calcext:value-type="string">
            <text:p>81-GRM155R71A104JA1D</text:p>
          </table:table-cell>
          <table:table-cell office:value-type="float" office:value="0.09" calcext:value-type="float">
            <text:p>0.09</text:p>
          </table:table-cell>
          <table:table-cell table:formula="of:=[.B21]*[.I21]" office:value-type="float" office:value="4.14" calcext:value-type="float">
            <text:p>4.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[.B$2]*[.B22]+[.C22]" office:value-type="float" office:value="4" calcext:value-type="float">
            <text:p>4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apacitors 2.2u 0402 20%</text:p>
          </table:table-cell>
          <table:table-cell office:value-type="string" calcext:value-type="string">
            <text:p>GRM155R61E225ME15D</text:p>
          </table:table-cell>
          <table:table-cell office:value-type="string" calcext:value-type="string">
            <text:p>81-GRM155R61E225ME5D</text:p>
          </table:table-cell>
          <table:table-cell office:value-type="float" office:value="0.2" calcext:value-type="float">
            <text:p>0.2</text:p>
          </table:table-cell>
          <table:table-cell table:formula="of:=[.B22]*[.I22]"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table:formula="of:=[.B$2]*[.B23]+[.C23]" office:value-type="float" office:value="0" calcext:value-type="float">
            <text:p>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33k 0402 1%</text:p>
          </table:table-cell>
          <table:table-cell table:number-columns-repeated="3"/>
          <table:table-cell table:formula="of:=[.B23]*[.I2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24]+[.C24]" office:value-type="float" office:value="0" calcext:value-type="float">
            <text:p>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1.8k 0402 1%</text:p>
          </table:table-cell>
          <table:table-cell table:number-columns-repeated="3"/>
          <table:table-cell table:formula="of:=[.B24]*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25]+[.C25]" office:value-type="float" office:value="0" calcext:value-type="float">
            <text:p>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51k 0402 1%</text:p>
          </table:table-cell>
          <table:table-cell table:number-columns-repeated="3"/>
          <table:table-cell table:formula="of:=[.B25]*[.I2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26]+[.C26]" office:value-type="float" office:value="0" calcext:value-type="float">
            <text:p>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18k 0402 1%</text:p>
          </table:table-cell>
          <table:table-cell table:number-columns-repeated="3"/>
          <table:table-cell table:formula="of:=[.B26]*[.I2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27]+[.C27]" office:value-type="float" office:value="0" calcext:value-type="float">
            <text:p>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200R 0402 1%</text:p>
          </table:table-cell>
          <table:table-cell table:number-columns-repeated="3"/>
          <table:table-cell table:formula="of:=[.B27]*[.I2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28]+[.C28]" office:value-type="float" office:value="0" calcext:value-type="float">
            <text:p>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330k 0402 1%</text:p>
          </table:table-cell>
          <table:table-cell table:number-columns-repeated="3"/>
          <table:table-cell table:formula="of:=[.B28]*[.I2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29]+[.C29]" office:value-type="float" office:value="0" calcext:value-type="float">
            <text:p>0</text:p>
          </table:table-cell>
          <table:table-cell table:number-columns-repeated="5"/>
          <table:table-cell table:formula="of:=[.B29]*[.I2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30]+[.C30]" office:value-type="float" office:value="0" calcext:value-type="float">
            <text:p>0</text:p>
          </table:table-cell>
          <table:table-cell table:number-columns-repeated="5"/>
          <table:table-cell table:formula="of:=[.B30]*[.I3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31]+[.C31]" office:value-type="float" office:value="0" calcext:value-type="float">
            <text:p>0</text:p>
          </table:table-cell>
          <table:table-cell table:number-columns-repeated="5"/>
          <table:table-cell table:formula="of:=[.B31]*[.I31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SUM([.J4:.J23])" office:value-type="float" office:value="23.55" calcext:value-type="float">
            <text:p>23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9:26:23.287000000</meta:creation-date>
    <dc:date>2024-02-08T20:54:39.223000000</dc:date>
    <meta:editing-duration>PT16H50M1S</meta:editing-duration>
    <meta:editing-cycles>45</meta:editing-cycles>
    <meta:generator>LibreOffice/7.3.5.2$Windows_X86_64 LibreOffice_project/184fe81b8c8c30d8b5082578aee2fed2ea847c01</meta:generator>
    <meta:document-statistic meta:table-count="1" meta:cell-count="140" meta:object-count="0"/>
  </office:meta>
</office:document-meta>
</file>